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style="italic" style:text-underline-style="none" style:font-style-asian="italic" style:font-style-complex="italic"/>
    </style:style>
    <style:style style:name="P3" style:family="paragraph" style:parent-style-name="Standard" style:list-style-name="L1">
      <style:text-properties fo:font-style="italic" style:font-style-asian="italic" style:font-style-complex="italic"/>
    </style:style>
    <style:style style:name="P4" style:family="paragraph" style:parent-style-name="Standard" style:list-style-name="L1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sterarbeit</text:h>
      <text:p text:style-name="Standard"/>
      <text:list xml:id="list6299039693950692072" text:style-name="L1">
        <text:list-item>
          <text:p text:style-name="P1">Simulationen</text:p>
          <text:list>
            <text:list-item>
              <text:p text:style-name="P2">Simulationszenarien aufschreiben und benennen</text:p>
            </text:list-item>
            <text:list-item>
              <text:p text:style-name="P2">Simulationsprinzip aufschreiben und verstehen (was wird wie oft gemacht und mit was verglichen)</text:p>
            </text:list-item>
            <text:list-item>
              <text:p text:style-name="P1">Simulationen für alten Schätzer implementieren</text:p>
              <text:list>
                <text:list-item>
                  <text:p text:style-name="P3">Bootstrap implementieren</text:p>
                </text:list-item>
                <text:list-item>
                  <text:p text:style-name="P1">Format für Schätzer verstehen (wird für jedes t alles neu berechnet?)</text:p>
                </text:list-item>
                <text:list-item>
                  <text:p text:style-name="P1">Schätzer für S implementieren (auch KM?)</text:p>
                </text:list-item>
                <text:list-item>
                  <text:p text:style-name="P3">MLE für theta implementieren</text:p>
                </text:list-item>
                <text:list-item>
                  <text:p text:style-name="P3">Format und Erstellung von Konfidenzbändern verstehen (allgemein)</text:p>
                </text:list-item>
                <text:list-item>
                  <text:p text:style-name="P1">Liste updaten, was fehlt hier noch?</text:p>
                </text:list-item>
                <text:list-item>
                  <text:p text:style-name="P1">Konfidenzbänder implementieren</text:p>
                </text:list-item>
                <text:list-item>
                  <text:p text:style-name="P4">Methoden für ECP, EAEA und EAW implementieren</text:p>
                </text:list-item>
              </text:list>
            </text:list-item>
            <text:list-item>
              <text:p text:style-name="P1">Alten Schätzer durch neuen Schätzer ersetzen</text:p>
            </text:list-item>
            <text:list-item>
              <text:p text:style-name="P1">Evtl. andere Bootstrap-Methode (aus paper 7 ausblick)</text:p>
            </text:list-item>
            <text:list-item>
              <text:p text:style-name="P1">Evlt. noch ganz alten Schätzer in Vergleich mit einbeziehen</text:p>
            </text:list-item>
            <text:list-item>
              <text:p text:style-name="P1">Plots hübsch machen</text:p>
            </text:list-item>
            <text:list-item>
              <text:p text:style-name="P1">Study 1 fertig</text:p>
            </text:list-item>
            <text:list-item>
              <text:p text:style-name="P1">Study 2 fertig</text:p>
            </text:list-item>
            <text:list-item>
              <text:p text:style-name="P1">Study 3 fertig</text:p>
            </text:list-item>
          </text:list>
        </text:list-item>
        <text:list-item>
          <text:p text:style-name="P1">Ergebnisse auswerten</text:p>
        </text:list-item>
        <text:list-item>
          <text:p text:style-name="P1">Evtl. asymptotische Effizienz von ganz altem Schätzer zeigen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10T15:51:16.91</meta:creation-date>
    <dc:date>2017-11-25T20:36:04.80</dc:date>
    <meta:editing-duration>P4DT14H18M4S</meta:editing-duration>
    <meta:editing-cycles>7</meta:editing-cycles>
    <meta:generator>OpenOffice/4.1.1$Win32 OpenOffice.org_project/411m6$Build-9775</meta:generator>
    <meta:document-statistic meta:table-count="0" meta:image-count="0" meta:object-count="0" meta:page-count="1" meta:paragraph-count="22" meta:word-count="134" meta:character-count="863"/>
  </office:meta>
</office:document-meta>
</file>